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4ea16" officeooo:paragraph-rsid="0014ea16"/>
    </style:style>
    <style:style style:name="P2" style:family="paragraph" style:parent-style-name="Standard">
      <style:text-properties officeooo:rsid="00158121" officeooo:paragraph-rsid="00158121"/>
    </style:style>
    <style:style style:name="P3" style:family="paragraph" style:parent-style-name="Standard">
      <style:text-properties officeooo:rsid="00164758" officeooo:paragraph-rsid="00164758"/>
    </style:style>
    <style:style style:name="P4" style:family="paragraph" style:parent-style-name="Standard">
      <style:text-properties officeooo:rsid="00164758" officeooo:paragraph-rsid="0016ec2e"/>
    </style:style>
    <style:style style:name="P5" style:family="paragraph" style:parent-style-name="Standard">
      <style:text-properties officeooo:rsid="00164758" officeooo:paragraph-rsid="00177b1c"/>
    </style:style>
    <style:style style:name="P6" style:family="paragraph" style:parent-style-name="Standard">
      <style:text-properties officeooo:rsid="0016ec2e" officeooo:paragraph-rsid="00177b1c"/>
    </style:style>
    <style:style style:name="P7" style:family="paragraph" style:parent-style-name="Standard">
      <style:text-properties officeooo:rsid="00177b1c" officeooo:paragraph-rsid="00177b1c"/>
    </style:style>
    <style:style style:name="P8" style:family="paragraph" style:parent-style-name="Standard">
      <style:text-properties officeooo:rsid="00177b1c" officeooo:paragraph-rsid="00193f77"/>
    </style:style>
    <style:style style:name="T1" style:family="text">
      <style:text-properties officeooo:rsid="00158121"/>
    </style:style>
    <style:style style:name="T2" style:family="text">
      <style:text-properties officeooo:rsid="0016ec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CLIENTE (#NIF, dirección, ciudad, tlfn, nombre, matrícula)</text:p>
      <text:p text:style-name="P1"><text:tab/>NIF es entero no nulo</text:p>
      <text:p text:style-name="P1"><text:tab/>dirección es cadena no nulo</text:p>
      <text:p text:style-name="P1"><text:tab/>ciudad es cadena no nulo</text:p>
      <text:p text:style-name="P1"><text:tab/>tlfn es <text:span text:style-name="T2">cadena</text:span> nulo</text:p>
      <text:p text:style-name="P1"><text:tab/>nombre es cadena no nulo</text:p>
      <text:p text:style-name="P1"><text:tab/>matrícula es cadena no nulo</text:p>
      <text:p text:style-name="P1"><text:tab/>PK (NIF)</text:p>
      <text:p text:style-name="P1"><text:tab/>FK (matricula / COCHE(matrícula))</text:p>
      <text:p text:style-name="P1"/>
      <text:p text:style-name="P1">COCHE (#matrícula, marca, modelo, color, precio<text:span text:style-name="T1">)</text:span></text:p>
      <text:p text:style-name="P1"><text:tab/>matrícula es cadena no nulo</text:p>
      <text:p text:style-name="P1"><text:tab/>marca es cadena no nulo</text:p>
      <text:p text:style-name="P1"><text:tab/>modelo es cadena no nulo</text:p>
      <text:p text:style-name="P1"><text:tab/>color es cadena no nulo</text:p>
      <text:p text:style-name="P1"><text:tab/>precio es entero no nulo</text:p>
      <text:p text:style-name="P1"><text:tab/>PK(matrícula)</text:p>
      <text:p text:style-name="P1"/>
      <text:p text:style-name="P2">REVISIÓN (#código, filtro, aceite, frenos, matrícula)</text:p>
      <text:p text:style-name="P2"><text:tab/>código es entero no nulo</text:p>
      <text:p text:style-name="P2"><text:tab/>filtro es cadena no nulo</text:p>
      <text:p text:style-name="P2"><text:tab/>aceite es cadena no nulo</text:p>
      <text:p text:style-name="P2"><text:tab/>frenos es cadena no nulo</text:p>
      <text:p text:style-name="P2"><text:tab/>matrícula es cadena no nulo</text:p>
      <text:p text:style-name="P2"><text:tab/>PK(código)</text:p>
      <text:p text:style-name="P2"><text:tab/>FK(matrícula / COCHE(matrícula))</text:p>
      <text:p text:style-name="P3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CLIENTE (#dni, nombre, apellidos, dirección, tfno)</text:p>
      <text:p text:style-name="P3"><text:tab/>dni es entero no nulo</text:p>
      <text:p text:style-name="P3"><text:tab/>nombre es cadena no nulo</text:p>
      <text:p text:style-name="P3"><text:tab/>apellidos es cadena no nulo</text:p>
      <text:p text:style-name="P3"><text:tab/>dirección es cadena no nulo</text:p>
      <text:p text:style-name="P3"><text:tab/>tfno es entero no nulo</text:p>
      <text:p text:style-name="P3"><text:tab/>PK(dni)</text:p>
      <text:p text:style-name="P3"/>
      <text:p text:style-name="P3">COMPRA (#matricula, #dni)</text:p>
      <text:p text:style-name="P3"><text:tab/>matricula es cadena no nulo</text:p>
      <text:p text:style-name="P3"><text:tab/>dni es entero no nulo</text:p>
      <text:p text:style-name="P3"><text:tab/>PK (matricula)</text:p>
      <text:p text:style-name="P3"><text:tab/>FK (matricula / COCHE(matricula))</text:p>
      <text:p text:style-name="P3"><text:tab/>FK (dni / CLIENTE(dni))</text:p>
      <text:p text:style-name="P3"/>
      <text:p text:style-name="P3">COCHE (#matrícula, color, modelo, marca)</text:p>
      <text:p text:style-name="P3"><text:tab/>matrícula es cadena no nulo</text:p>
      <text:p text:style-name="P3"><text:tab/>color es cadena no nulo</text:p>
      <text:p text:style-name="P3"><text:tab/>modelo es cadena no nulo</text:p>
      <text:p text:style-name="P3"><text:tab/>marca es cadena no nulo</text:p>
      <text:p text:style-name="P3"/>
      <text:p text:style-name="P7">COCHE NUEVO (#matrícula, unidades)</text:p>
      <text:p text:style-name="P7"><text:tab/>matricula es cadena no nulo</text:p>
      <text:p text:style-name="P7"><text:tab/>unidades es entero no nulo</text:p>
      <text:p text:style-name="P7"><text:tab/>FK(matrícula / COCHE(matrícula))</text:p>
      <text:p text:style-name="P7"/>
      <text:p text:style-name="P7">COCHE USADO (#matrícula, kilómetros)</text:p>
      <text:p text:style-name="P7"><text:tab/>matrícula es cadena no nulo</text:p>
      <text:p text:style-name="P7"><text:tab/>kilómetros es entero no nulo</text:p>
      <text:p text:style-name="P7"><text:tab/>FK(matrícula / COCHE(matrícula))</text:p>
      <text:p text:style-name="P7"/>
      <text:p text:style-name="P8">REPARA (#matrícula, #dni, #fecha_reparación, horas)</text:p>
      <text:p text:style-name="P7"><text:tab/>matrícula es cadena no nulo</text:p>
      <text:p text:style-name="P7"><text:tab/>fecha_reparación es entero no nulo</text:p>
      <text:p text:style-name="P7"><text:tab/>horas es entero no nulo</text:p>
      <text:p text:style-name="P7"><text:tab/>PK(matrícula, dni, fecha_reparación)</text:p>
      <text:p text:style-name="P7"><text:tab/>FK(matrícula / COCHE(matrícula))</text:p>
      <text:p text:style-name="P7"><text:tab/>FK(dni / MECÁNICO(dni))</text:p>
      <text:p text:style-name="P3"/>
      <text:p text:style-name="P6">MECÁNICO (#dni, nombre, apellidos, fecha_contratación, salario)</text:p>
      <text:p text:style-name="P6"><text:tab/>dni es entero no nulo</text:p>
      <text:p text:style-name="P6"><text:tab/>nombre es cadena no nulo</text:p>
      <text:p text:style-name="P6"><text:tab/>apellidos es cadena no nulo</text:p>
      <text:p text:style-name="P6"><text:tab/>fecha_contratación es entero no nulo</text:p>
      <text:p text:style-name="P6"><text:tab/>salario es entero no nulo</text:p>
      <text:p text:style-name="P5"><text:tab/><text:span text:style-name="T2">PK (dni)</text:span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7T13:24:23.051980501</meta:creation-date>
    <dc:date>2021-11-17T14:25:04.454780223</dc:date>
    <meta:editing-duration>PT29M29S</meta:editing-duration>
    <meta:editing-cycles>4</meta:editing-cycles>
    <meta:generator>LibreOffice/7.0.4.2$Linux_X86_64 LibreOffice_project/00$Build-2</meta:generator>
    <meta:document-statistic meta:table-count="0" meta:image-count="0" meta:object-count="0" meta:page-count="2" meta:paragraph-count="64" meta:word-count="285" meta:character-count="1825" meta:non-whitespace-character-count="1550"/>
  </office:meta>
</office:document-meta>
</file>